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8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5.875cm" svg:height="8.25cm" svg:x="5.375cm" svg:y="3.366cm">
          <draw:text-box>
            <text:p><text:span text:style-name="T1"><text:tab/></text:span><text:span text:style-name="T1"><text:tab/></text:span><text:span text:style-name="T1">GRAU</text:span></text:p>
            <text:p><text:span text:style-name="T1"><text:s text:c="7"/></text:span><text:span text:style-name="T1">3 <text:s text:c="7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2:07:20.736183474</dc:date>
    <meta:editing-duration>PT39M2S</meta:editing-duration>
    <meta:editing-cycles>10</meta:editing-cycles>
    <meta:generator>LibreOffice/7.0.6.2$Linux_X86_64 LibreOffice_project/00$Build-2</meta:generator>
    <meta:document-statistic meta:object-count="2"/>
  </office:meta>
</office:document-meta>
</file>